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4c3d6" officeooo:paragraph-rsid="0014c3d6"/>
    </style:style>
    <style:style style:name="P2" style:family="paragraph" style:parent-style-name="Standard">
      <style:paragraph-properties fo:line-height="200%" fo:text-align="start" style:justify-single-word="false"/>
      <style:text-properties officeooo:rsid="0014c3d6" officeooo:paragraph-rsid="0014c3d6"/>
    </style:style>
    <style:style style:name="P3" style:family="paragraph" style:parent-style-name="Standard">
      <style:paragraph-properties fo:line-height="200%" fo:text-align="start" style:justify-single-word="false"/>
      <style:text-properties officeooo:rsid="0014c3d6" officeooo:paragraph-rsid="001fa1c7"/>
    </style:style>
    <style:style style:name="P4" style:family="paragraph" style:parent-style-name="Standard">
      <style:paragraph-properties fo:line-height="200%" fo:text-align="start" style:justify-single-word="false"/>
      <style:text-properties officeooo:rsid="00259841" officeooo:paragraph-rsid="00259841"/>
    </style:style>
    <style:style style:name="P5" style:family="paragraph" style:parent-style-name="Standard">
      <style:paragraph-properties fo:line-height="200%" fo:text-align="start" style:justify-single-word="false"/>
      <style:text-properties officeooo:rsid="00259841" officeooo:paragraph-rsid="00290c24"/>
    </style:style>
    <style:style style:name="P6" style:family="paragraph" style:parent-style-name="Header">
      <style:paragraph-properties fo:line-height="200%"/>
      <style:text-properties officeooo:rsid="0014c3d6" officeooo:paragraph-rsid="0014c3d6"/>
    </style:style>
    <style:style style:name="T1" style:family="text">
      <style:text-properties officeooo:rsid="0015d46e"/>
    </style:style>
    <style:style style:name="T2" style:family="text">
      <style:text-properties officeooo:rsid="001774fd"/>
    </style:style>
    <style:style style:name="T3" style:family="text">
      <style:text-properties officeooo:rsid="001c1257"/>
    </style:style>
    <style:style style:name="T4" style:family="text">
      <style:text-properties officeooo:rsid="0023617d"/>
    </style:style>
    <style:style style:name="T5" style:family="text">
      <style:text-properties officeooo:rsid="00270dc1"/>
    </style:style>
    <style:style style:name="T6" style:family="text">
      <style:text-properties officeooo:rsid="00290c24"/>
    </style:style>
    <style:style style:name="T7" style:family="text">
      <style:text-properties officeooo:rsid="00318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Assembly</text:p>
      <text:p text:style-name="P2"><text:tab/><text:span text:style-name="T1">Web applications differ from traditional applications in many ways. <text:s/>For example, while a traditional application generally entails an operating system executing code a web application generally entails a web browser processing information from a website. <text:s/>However, one similarity between web applications and traditional applications is that with the introduction of WebAssembly both types of applications are now converted from their original language to assembly code before they run. <text:s/>While traditional assembly code like MIPS or x86 is typically processed on a physical machine, WebAssembly is processed on a virtual machine the same way Java is processed on a virtual machine.</text:span></text:p>
      <text:p text:style-name="P2"><text:tab/><text:span text:style-name="T2">WebAssembly is not intended for direct application development but to standardize an assembly language that web applications are converted to before they run on a virtual machine that should be integrated into every web browser. <text:s/>Although JavaScript remains the dominant language in that niche, Mozilla, the developers of WebAssembly, deny intending WebAssembly as a replacement to JavaScript and the potential of WebAssembly appears limited to enhancing the functionality of JavaScript.</text:span></text:p>
      <text:p text:style-name="P3"><text:tab/><text:span text:style-name="T3">Although WebAssembly is not intended for direct application development and must accompany HTML and JavaScript files to run, it is possible to directly edit WebAssembly text files and convert them to runnable WebAssembly files. <text:s/>While classes are the fundamental unit of Java code, modules are the fundamental unit of WebAssembly code. <text:s/>Like function definitions in Scheme, WebAssembly modules are surrounded by parentheses and are referred to as S-expressions. <text:s/>For example, the most simple valid module in WebAssembly is “(module)” and runs without errors despite literally doing nothing.</text:span></text:p>
      <text:p text:style-name="P3"><text:soft-page-break/><text:span text:style-name="T3"><text:tab/>In order to do anything, modules must contain functions which are also surrounded by parentheses. <text:s/>After “func” marks the beginning of a function, additional expressions enclosed by parentheses indicate the type(s) of parameter(s) and/or locals that each function takes and the type it returns. <text:s/>Optionally, short alphanumerical variable names beginning with “$” can be entered between “param” or “local” and their type. <text:s/>In WebAssembly, there are only four data types: i32 (32-bit integer), i64 (64-bit integer), f32 (32-bit float), and f64 (64-bit float). <text:s/>In brief, “(func (param $p1 i32) (param i64) (param f32) (result i32) (local $l1 f64) ...)” represents a valid function declaration in WebAssembly and the expression “(result i32)” could have been omitted which would have indicated that the function does not return anything.</text:span></text:p>
      <text:p text:style-name="P3"><text:tab/><text:span text:style-name="T4">Furthermore, the location of the function body is designated by ellipses in the above example of a valid WebAssembly function declaration <text:s/>In WebAssembly, the instructions that comprise the function body pop the correct number of values from the stack; therefore, those values must first be pushed to the stack using “local.get” followed by the variable name or index assuming the first parameter is at the first index. <text:s/>For example, the following valid WebAssembly module contains a function that pushes the same 64-bit integer to the stack twice, pops that 64-bit integer from the stack twice, adds that 64-bit integer to itself, and returns nothing. <text:s/>In this example, $example is the name of the function; however, function names can be omitted as functions can also be referred to by their index when they are explicitly exported at the end of the module.</text:span></text:p>
      <text:p text:style-name="P4">“(module</text:p>
      <text:p text:style-name="P4"><text:tab/>(func <text:span text:style-name="T5">$example </text:span>(param $p1 i64)</text:p>
      <text:p text:style-name="P4"><text:tab/><text:tab/>local.get 1</text:p>
      <text:p text:style-name="P4"><text:tab/><text:tab/>local.get $p1</text:p>
      <text:p text:style-name="P5"><text:tab/><text:tab/>i64.add)</text:p>
      <text:p text:style-name="P5"><text:tab/><text:span text:style-name="T6">(export “example” (func $example))</text:span>)”</text:p>
      <text:p text:style-name="P5"><text:soft-page-break/><text:tab/><text:span text:style-name="T6">Once a WebAssembly function is exported, it can be called in the JavaScript file that must accompany it which is executed by an HTML file that can be opened in Mozilla Firefox or a similar web browser. <text:s/>Additionally, WebAssembly functions can be called by other WebAssembly functions and the result of the inner function is then pushed to the stack of the outer function. <text:s/>Apparently, WebAssembly functions can also call JavaScript functions; however, I completely lack a background in JavaScript and HTML and I must attempt to keep this paper from straying too far from its intended topic. <text:s/>Similarly, it is worth mentioning that WebAssembly can perform operations on global variables and strings imported from JavaScript.</text:span></text:p>
      <text:p text:style-name="P5"><text:tab/><text:span text:style-name="T7">Having discussed the data types in WebAssembly in detail, the time has come to delve into the WebAssembly control structures. <text:s/>While WebAssembly has similar control structures to MIPS including if/else statements, loops, return statements, and nops, the way that those control structures are implemented is fairly different. <text:s/>In order to better understand their implementation, please consult the code snippets that I wrote in the code f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style:text-properties officeooo:rsid="0014c3d6" officeooo:paragraph-rsid="0014c3d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number:date-style style:name="N10121" number:language="en" number:country="US" number:title="User-defined">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Barnett and Alshehri <text:page-number text:select-page="current">2</text:page-number></text:p>
      </style:header>
      <style:header-first>
        <text:p text:style-name="MP1">Ray Barnett and Ali Alshehri<text:tab/><text:tab/>Barnett and Alshehri <text:page-number text:select-page="current">1</text:page-number></text:p>
        <text:p text:style-name="MP1">Professor Collberg</text:p>
        <text:p text:style-name="MP1">CSC372</text:p>
        <text:p text:style-name="MP1"><text:date style:data-style-name="N10121" text:date-value="2020-04-12T21:29:39.686287092" text:fixed="true">12 April 2020</text:date></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21:17:34.088236366</meta:creation-date>
    <meta:generator>LibreOffice/6.0.7.3$Linux_X86_64 LibreOffice_project/00m0$Build-3</meta:generator>
    <dc:date>2020-04-13T21:44:44.672371149</dc:date>
    <meta:editing-duration>PT5H38M53S</meta:editing-duration>
    <meta:editing-cycles>14</meta:editing-cycles>
    <meta:document-statistic meta:table-count="0" meta:image-count="0" meta:object-count="0" meta:page-count="3" meta:paragraph-count="19" meta:word-count="741" meta:character-count="4863" meta:non-whitespace-character-count="4104"/>
  </office:meta>
</office:document-meta>
</file>